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3.124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3.011cm"/>
    </style:style>
    <style:style style:name="co5" style:family="table-column">
      <style:table-column-properties fo:break-before="auto" style:column-width="8.105cm"/>
    </style:style>
    <style:style style:name="co6" style:family="table-column">
      <style:table-column-properties fo:break-before="auto" style:column-width="1.676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number:time-style style:name="N8041" number:language="pt" number:country="BR">
      <number:hours number:style="long"/>
      <number:text>:</number:text>
      <number:minutes number:style="long"/>
      <number:text>:</number:text>
      <number:seconds number:style="long"/>
    </number:time-style>
    <number:date-style style:name="N8084" number:language="pt" number:country="BR">
      <number:year number:style="long"/>
      <number:text>-</number:text>
      <number:month number:style="long"/>
      <number:text>-</number:text>
      <number:day number:style="long"/>
    </number:date-style>
    <number:text-style style:name="N8100" number:language="pt" number:country="BR">
      <number:text-content/>
    </number:text-style>
    <style:style style:name="ce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8100">
      <style:table-cell-properties fo:background-color="#ff33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 style:data-style-name="N8100">
      <style:table-cell-properties fo:background-color="#ff33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line-through-style="solid" style:text-underline-style="none"/>
    </style:style>
    <style:style style:name="ce5" style:family="table-cell" style:parent-style-name="Excel_20_Built-in_20_Normal" style:data-style-name="N8100">
      <style:table-cell-properties fo:border-bottom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bottom"/>
      <style:paragraph-properties fo:text-align="center" fo:margin-left="0cm" style:writing-mode="page"/>
    </style:style>
    <style:style style:name="ce6" style:family="table-cell" style:parent-style-name="Excel_20_Built-in_20_Normal" style:data-style-name="N8100">
      <style:table-cell-properties fo:border-bottom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" style:family="table-cell" style:parent-style-name="Excel_20_Built-in_20_Normal" style:data-style-name="N8100">
      <style:table-cell-properties fo:border-bottom="none" fo:background-color="#ff3333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" style:family="table-cell" style:parent-style-name="Excel_20_Built-in_20_Normal" style:data-style-name="N8084">
      <style:table-cell-properties fo:border-bottom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" style:family="table-cell" style:parent-style-name="Excel_20_Built-in_20_Normal" style:data-style-name="N8100">
      <style:table-cell-properties fo:border-bottom="none" fo:background-color="#ffffff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order-bottom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1" style:family="table-cell" style:parent-style-name="Excel_20_Built-in_20_Normal" style:data-style-name="N8100">
      <style:table-cell-properties fo:border-bottom="0.002cm solid #000000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6" style:family="table-cell" style:parent-style-name="Excel_20_Built-in_20_Normal" style:data-style-name="N804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ackground-color="#ffff00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9" style:family="table-cell" style:parent-style-name="Excel_20_Built-in_20_Normal">
      <style:table-cell-properties fo:border-bottom="none" fo:border-left="none" fo:border-right="none" fo:border-top="0.002cm solid #000000"/>
    </style:style>
    <style:style style:name="ce20" style:family="table-cell" style:parent-style-name="Excel_20_Built-in_20_Normal">
      <style:text-properties style:font-name="Calibri" style:font-name-asian="SimSun" style:font-name-complex="Lucida Sans"/>
    </style:style>
    <style:style style:name="ce21" style:family="table-cell" style:parent-style-name="Excel_20_Built-in_20_Normal">
      <style:table-cell-properties fo:border-bottom="0.002cm solid #000000" fo:border-left="none" fo:border-right="none" fo:border-top="none"/>
    </style:style>
    <style:style style:name="ce2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5" table:default-cell-style-name="Excel_20_Built-in_20_Normal"/>
        <table:table-column table:style-name="co6" table:number-columns-repeated="1018" table:default-cell-style-name="Excel_20_Built-in_20_Normal"/>
        <table:table-row table:style-name="ro1">
          <table:table-cell table:style-name="ce1" office:value-type="string">
            <text:p>data/file</text:p>
          </table:table-cell>
          <table:table-cell table:style-name="ce1" office:value-type="string">
            <text:p>Estrela</text:p>
          </table:table-cell>
          <table:table-cell table:style-name="ce1" office:value-type="string">
            <text:p>No. imagens</text:p>
          </table:table-cell>
          <table:table-cell table:style-name="ce1" office:value-type="string">
            <text:p>inicio</text:p>
          </table:table-cell>
          <table:table-cell table:style-name="ce1" office:value-type="string">
            <text:p>fim</text:p>
          </table:table-cell>
          <table:table-cell table:style-name="ce17" office:value-type="string">
            <text:p>Observações</text:p>
          </table:table-cell>
          <table:table-cell table:style-name="ce22" table:number-columns-repeated="1018"/>
        </table:table-row>
        <table:table-row table:style-name="ro1">
          <table:table-cell table:style-name="ce2" office:value-type="string">
            <text:p>2011-04-17</text:p>
          </table:table-cell>
          <table:table-cell table:style-name="ce13" office:value-type="string">
            <text:p>PG0942</text:p>
          </table:table-cell>
          <table:table-cell table:style-name="ce13" office:value-type="string">
            <text:p>15 - R</text:p>
          </table:table-cell>
          <table:table-cell table:style-name="ce16" office:value-type="time" office:time-value="PT22H10M50S">
            <text:p>22:10:50</text:p>
          </table:table-cell>
          <table:table-cell table:style-name="ce16" office:value-type="time" office:time-value="PT23H40M26S">
            <text:p>23:40:26</text:p>
          </table:table-cell>
          <table:table-cell table:style-name="ce18" office:value-type="string">
            <text:p>Não tem dados na alt nem airmas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2011-06-26</text:p>
          </table:table-cell>
          <table:table-cell table:style-name="ce13" office:value-type="string">
            <text:p>PG1530</text:p>
          </table:table-cell>
          <table:table-cell table:style-name="ce13" office:value-type="float" office:value="50">
            <text:p>50</text:p>
          </table:table-cell>
          <table:table-cell table:style-name="ce16" office:value-type="time" office:time-value="PT23H31M15S">
            <text:p>23:31:15</text:p>
          </table:table-cell>
          <table:table-cell table:style-name="ce16" office:value-type="time" office:time-value="PT01H33M54S">
            <text:p>01:33:5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/>
          <table:table-cell table:style-name="ce13" table:number-columns-repeated="2"/>
          <table:table-cell table:style-name="ce16" table:number-columns-repeated="2"/>
          <table:table-cell table:style-name="ce18"/>
          <table:table-cell table:number-columns-repeated="1018"/>
        </table:table-row>
        <table:table-row table:style-name="ro1">
          <table:table-cell table:style-name="ce4" office:value-type="string">
            <text:p>2012-04-18</text:p>
          </table:table-cell>
          <table:table-cell table:style-name="ce13" office:value-type="string">
            <text:p>SAO107</text:p>
          </table:table-cell>
          <table:table-cell table:style-name="ce13" office:value-type="float" office:value="43">
            <text:p>43</text:p>
          </table:table-cell>
          <table:table-cell table:style-name="ce16" office:value-type="time" office:time-value="PT00H50M12S">
            <text:p>00:50:12</text:p>
          </table:table-cell>
          <table:table-cell table:style-name="ce16" office:value-type="time" office:time-value="PT03H18M31S">
            <text:p>03:18:31</text:p>
          </table:table-cell>
          <table:table-cell table:style-name="ce18" office:value-type="string">
            <text:p>Imagens com imagens em alturas muito próximas 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012-04-19</text:p>
          </table:table-cell>
          <table:table-cell table:style-name="ce13" office:value-type="string">
            <text:p>SAO107</text:p>
          </table:table-cell>
          <table:table-cell table:style-name="ce13" office:value-type="float" office:value="14">
            <text:p>14</text:p>
          </table:table-cell>
          <table:table-cell table:style-name="ce16" office:value-type="time" office:time-value="PT02H21M02S">
            <text:p>02:21:02</text:p>
          </table:table-cell>
          <table:table-cell table:style-name="ce16" office:value-type="time" office:time-value="PT02H37M21S">
            <text:p>02:37:21</text:p>
          </table:table-cell>
          <table:table-cell table:style-name="ce18" office:value-type="string">
            <text:p>Imagens com imagens em alturas muito próximas 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012-04-20</text:p>
          </table:table-cell>
          <table:table-cell table:style-name="ce13" office:value-type="string">
            <text:p>SAO107</text:p>
          </table:table-cell>
          <table:table-cell table:style-name="ce13" office:value-type="float" office:value="41">
            <text:p>41</text:p>
          </table:table-cell>
          <table:table-cell table:style-name="ce16" office:value-type="time" office:time-value="PT01H14M25S">
            <text:p>01:14:25</text:p>
          </table:table-cell>
          <table:table-cell table:style-name="ce16" office:value-type="time" office:time-value="PT06H30M38S">
            <text:p>06:30:38</text:p>
          </table:table-cell>
          <table:table-cell table:style-name="ce18" office:value-type="string">
            <text:p>Imagens com imagens em alturas muito próximas 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2012-04-21</text:p>
          </table:table-cell>
          <table:table-cell table:style-name="ce13" office:value-type="string">
            <text:p>SAO107</text:p>
          </table:table-cell>
          <table:table-cell table:style-name="ce13" office:value-type="float" office:value="81">
            <text:p>81</text:p>
          </table:table-cell>
          <table:table-cell table:style-name="ce16" office:value-type="time" office:time-value="PT01H27M54S">
            <text:p>01:27:54</text:p>
          </table:table-cell>
          <table:table-cell table:style-name="ce16" office:value-type="time" office:time-value="PT07H56M32S">
            <text:p>07:56:3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>
            <text:p>2012-04-22</text:p>
          </table:table-cell>
          <table:table-cell table:style-name="ce13" office:value-type="string">
            <text:p>SAO107</text:p>
          </table:table-cell>
          <table:table-cell table:style-name="ce13" office:value-type="float" office:value="60">
            <text:p>60</text:p>
          </table:table-cell>
          <table:table-cell table:style-name="ce16" office:value-type="time" office:time-value="PT01H55M47S">
            <text:p>01:55:47</text:p>
          </table:table-cell>
          <table:table-cell table:style-name="ce16" office:value-type="time" office:time-value="PT05H04M02S">
            <text:p>05:04:0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>
            <text:p>2012-04-23</text:p>
          </table:table-cell>
          <table:table-cell table:style-name="ce13" office:value-type="string">
            <text:p>SAO107</text:p>
          </table:table-cell>
          <table:table-cell table:style-name="ce13" office:value-type="string">
            <text:p>112 - R</text:p>
          </table:table-cell>
          <table:table-cell table:style-name="ce16" office:value-type="time" office:time-value="PT02H51M01S">
            <text:p>02:51:01</text:p>
          </table:table-cell>
          <table:table-cell table:style-name="ce16" office:value-type="time" office:time-value="PT07H29M41S">
            <text:p>07:29:41</text:p>
          </table:table-cell>
          <table:table-cell table:style-name="ce18" office:value-type="string">
            <text:p>Tem também poucas imagens no filtro V e B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012-04-25</text:p>
          </table:table-cell>
          <table:table-cell table:style-name="ce13" office:value-type="string">
            <text:p>SAO107568</text:p>
          </table:table-cell>
          <table:table-cell table:style-name="ce13" office:value-type="float" office:value="43">
            <text:p>43</text:p>
          </table:table-cell>
          <table:table-cell table:style-name="ce16" office:value-type="time" office:time-value="PT04H38M59S">
            <text:p>04:38:59</text:p>
          </table:table-cell>
          <table:table-cell table:style-name="ce16" office:value-type="time" office:time-value="PT06H30M15S">
            <text:p>06:30:15</text:p>
          </table:table-cell>
          <table:table-cell table:style-name="ce18" office:value-type="string">
            <text:p>Imagens com imagens em alturas muito próximas 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012-04-26</text:p>
          </table:table-cell>
          <table:table-cell table:style-name="ce13" office:value-type="string">
            <text:p>SAO107</text:p>
          </table:table-cell>
          <table:table-cell table:style-name="ce13" office:value-type="float" office:value="20">
            <text:p>20</text:p>
          </table:table-cell>
          <table:table-cell table:style-name="ce16" office:value-type="time" office:time-value="PT05H08M52S">
            <text:p>05:08:52</text:p>
          </table:table-cell>
          <table:table-cell table:style-name="ce16" office:value-type="time" office:time-value="PT05H19M16S">
            <text:p>05:19:16</text:p>
          </table:table-cell>
          <table:table-cell table:style-name="ce18" office:value-type="string">
            <text:p>Não tem dados na alt nem airmas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2012-04-27</text:p>
          </table:table-cell>
          <table:table-cell table:style-name="ce13" office:value-type="string">
            <text:p>SAO107</text:p>
          </table:table-cell>
          <table:table-cell table:style-name="ce13" office:value-type="float" office:value="49">
            <text:p>49</text:p>
          </table:table-cell>
          <table:table-cell table:style-name="ce16" office:value-type="time" office:time-value="PT01H13M36S">
            <text:p>01:13:36</text:p>
          </table:table-cell>
          <table:table-cell table:style-name="ce16" office:value-type="time" office:time-value="PT07H10M07S">
            <text:p>07:10:0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/>
          <table:table-cell table:style-name="ce13" table:number-columns-repeated="2"/>
          <table:table-cell table:style-name="ce16" table:number-columns-repeated="2"/>
          <table:table-cell table:style-name="ce18"/>
          <table:table-cell table:number-columns-repeated="1018"/>
        </table:table-row>
        <table:table-row table:style-name="ro1">
          <table:table-cell table:style-name="ce3" office:value-type="string">
            <text:p>2013-10-28</text:p>
          </table:table-cell>
          <table:table-cell table:style-name="ce13" office:value-type="string">
            <text:p>SA96</text:p>
          </table:table-cell>
          <table:table-cell table:style-name="ce13" office:value-type="float" office:value="15">
            <text:p>15</text:p>
          </table:table-cell>
          <table:table-cell table:style-name="ce16" office:value-type="time" office:time-value="PT01H45M25S">
            <text:p>01:45:25</text:p>
          </table:table-cell>
          <table:table-cell table:style-name="ce16" office:value-type="time" office:time-value="PT07H07M40S">
            <text:p>07:07:4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/>
          <table:table-cell table:style-name="ce13" table:number-columns-repeated="2"/>
          <table:table-cell table:style-name="ce16" table:number-columns-repeated="2"/>
          <table:table-cell table:style-name="ce18"/>
          <table:table-cell table:number-columns-repeated="1018"/>
        </table:table-row>
        <table:table-row table:style-name="ro1">
          <table:table-cell table:style-name="ce3" office:value-type="string">
            <text:p>2014-05-22</text:p>
          </table:table-cell>
          <table:table-cell table:style-name="ce13" office:value-type="string">
            <text:p>G15341</text:p>
          </table:table-cell>
          <table:table-cell table:style-name="ce13" office:value-type="float" office:value="15">
            <text:p>15</text:p>
          </table:table-cell>
          <table:table-cell table:style-name="ce16" office:value-type="time" office:time-value="PT01H59M09S">
            <text:p>01:59:09</text:p>
          </table:table-cell>
          <table:table-cell table:style-name="ce16" office:value-type="time" office:time-value="PT05H54M05S">
            <text:p>05:54:0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>
            <text:p>2014-07-31</text:p>
          </table:table-cell>
          <table:table-cell table:style-name="ce13" office:value-type="string">
            <text:p>PG1633</text:p>
          </table:table-cell>
          <table:table-cell table:style-name="ce13" office:value-type="float" office:value="24">
            <text:p>24</text:p>
          </table:table-cell>
          <table:table-cell table:style-name="ce16" office:value-type="time" office:time-value="PT21H59M43S">
            <text:p>21:59:43</text:p>
          </table:table-cell>
          <table:table-cell table:style-name="ce16" office:value-type="time" office:time-value="PT02H28M22S">
            <text:p>02:28:2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>
            <text:p>2014-07-31</text:p>
          </table:table-cell>
          <table:table-cell table:style-name="ce13" office:value-type="string">
            <text:p>PG1657+078</text:p>
          </table:table-cell>
          <table:table-cell table:style-name="ce13" office:value-type="float" office:value="24">
            <text:p>24</text:p>
          </table:table-cell>
          <table:table-cell table:style-name="ce16" office:value-type="time" office:time-value="PT22H04M57S">
            <text:p>22:04:57</text:p>
          </table:table-cell>
          <table:table-cell table:style-name="ce16" office:value-type="time" office:time-value="PT02H33M22S">
            <text:p>02:33:2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5"/>
          <table:table-cell table:style-name="ce14" table:number-columns-repeated="4"/>
          <table:table-cell table:style-name="ce19"/>
          <table:table-cell table:number-columns-repeated="1018"/>
        </table:table-row>
        <table:table-row table:style-name="ro1">
          <table:table-cell table:style-name="ce6" office:value-type="string">
            <text:p>2015-01-23</text:p>
          </table:table-cell>
          <table:table-cell office:value-type="string">
            <text:p>NGC190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5-05-10</text:p>
          </table:table-cell>
          <table:table-cell office:value-type="string">
            <text:p>SAO107351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2015-09-08</text:p>
          </table:table-cell>
          <table:table-cell office:value-type="string">
            <text:p>PG231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5-09-08</text:p>
          </table:table-cell>
          <table:table-cell office:value-type="string">
            <text:p>SA1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5-09-09</text:p>
          </table:table-cell>
          <table:table-cell office:value-type="string">
            <text:p>SA1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5-09-09</text:p>
          </table:table-cell>
          <table:table-cell office:value-type="string">
            <text:p>SA11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5-09-10</text:p>
          </table:table-cell>
          <table:table-cell office:value-type="string">
            <text:p>SA1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5-09-10</text:p>
          </table:table-cell>
          <table:table-cell office:value-type="string">
            <text:p>SA11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5-09-12</text:p>
          </table:table-cell>
          <table:table-cell office:value-type="string">
            <text:p>SA1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5-09-12</text:p>
          </table:table-cell>
          <table:table-cell office:value-type="string">
            <text:p>SA11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5-09-13</text:p>
          </table:table-cell>
          <table:table-cell office:value-type="string">
            <text:p>SA1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5-09-13</text:p>
          </table:table-cell>
          <table:table-cell office:value-type="string">
            <text:p>SA114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5-09-14</text:p>
          </table:table-cell>
          <table:table-cell office:value-type="string">
            <text:p>SA113</text:p>
          </table:table-cell>
          <table:table-cell table:number-columns-repeated="3"/>
          <table:table-cell table:style-name="ce18" office:value-type="string">
            <text:p>Não tem dados na alt nem airmass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5-09-14</text:p>
          </table:table-cell>
          <table:table-cell office:value-type="string">
            <text:p>SA114</text:p>
          </table:table-cell>
          <table:table-cell table:number-columns-repeated="3"/>
          <table:table-cell table:style-name="ce18" office:value-type="string">
            <text:p>Não tem dados na alt nem airmass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5-09-15</text:p>
          </table:table-cell>
          <table:table-cell office:value-type="string">
            <text:p>SA1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5-09-15</text:p>
          </table:table-cell>
          <table:table-cell office:value-type="string">
            <text:p>SA11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5-09-16</text:p>
          </table:table-cell>
          <table:table-cell office:value-type="string">
            <text:p>SA1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5-09-16</text:p>
          </table:table-cell>
          <table:table-cell office:value-type="string">
            <text:p>SA11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5-09-18</text:p>
          </table:table-cell>
          <table:table-cell office:value-type="string">
            <text:p>SA1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5-09-18</text:p>
          </table:table-cell>
          <table:table-cell office:value-type="string">
            <text:p>SA114</text:p>
          </table:table-cell>
          <table:table-cell table:number-columns-repeated="1022"/>
        </table:table-row>
        <table:table-row table:style-name="ro1">
          <table:table-cell table:style-name="ce8" office:value-type="date" office:date-value="2015-10-11">
            <text:p>2015-10-11</text:p>
          </table:table-cell>
          <table:table-cell office:value-type="string">
            <text:p>PG233600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5-11-07</text:p>
          </table:table-cell>
          <table:table-cell office:value-type="string">
            <text:p>F10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5-11-07</text:p>
          </table:table-cell>
          <table:table-cell office:value-type="string">
            <text:p>G974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5-11-14</text:p>
          </table:table-cell>
          <table:table-cell office:value-type="string">
            <text:p>G974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5-11-16</text:p>
          </table:table-cell>
          <table:table-cell office:value-type="string">
            <text:p>F10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5-12-17</text:p>
          </table:table-cell>
          <table:table-cell office:value-type="string">
            <text:p>SA97</text:p>
          </table:table-cell>
          <table:table-cell table:number-columns-repeated="1022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7" office:value-type="string">
            <text:p>2016-03-05</text:p>
          </table:table-cell>
          <table:table-cell office:value-type="string">
            <text:p>GCRV5757</text:p>
          </table:table-cell>
          <table:table-cell table:number-columns-repeated="3"/>
          <table:table-cell table:style-name="ce18" office:value-type="string">
            <text:p>Não tem dados na alt nem airmass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3-08</text:p>
          </table:table-cell>
          <table:table-cell office:value-type="string">
            <text:p>GCRV5757</text:p>
          </table:table-cell>
          <table:table-cell table:number-columns-repeated="3"/>
          <table:table-cell office:value-type="string">
            <text:p>Imagens em outros filtros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3-12</text:p>
          </table:table-cell>
          <table:table-cell office:value-type="string">
            <text:p>Feige66</text:p>
          </table:table-cell>
          <table:table-cell table:number-columns-repeated="3"/>
          <table:table-cell office:value-type="string">
            <text:p>Imagens em outros filtros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3-13</text:p>
          </table:table-cell>
          <table:table-cell office:value-type="string">
            <text:p>Feige66</text:p>
          </table:table-cell>
          <table:table-cell table:number-columns-repeated="3"/>
          <table:table-cell office:value-type="string">
            <text:p>Imagens em outros filtros s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3-13</text:p>
          </table:table-cell>
          <table:table-cell office:value-type="string">
            <text:p>GCRV5757</text:p>
          </table:table-cell>
          <table:table-cell table:number-columns-repeated="3"/>
          <table:table-cell office:value-type="string">
            <text:p>Imagens em outros filtros s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3-31</text:p>
          </table:table-cell>
          <table:table-cell office:value-type="string">
            <text:p>BA14</text:p>
          </table:table-cell>
          <table:table-cell table:number-columns-repeated="3"/>
          <table:table-cell table:style-name="ce18" office:value-type="string">
            <text:p>Não tem dados na alt nem airmass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4-07</text:p>
          </table:table-cell>
          <table:table-cell office:value-type="string">
            <text:p>Feige66</text:p>
          </table:table-cell>
          <table:table-cell table:number-columns-repeated="3"/>
          <table:table-cell office:value-type="string">
            <text:p>Imagens em outros filtros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4-08</text:p>
          </table:table-cell>
          <table:table-cell office:value-type="string">
            <text:p>Feige66</text:p>
          </table:table-cell>
          <table:table-cell table:number-columns-repeated="3"/>
          <table:table-cell office:value-type="string">
            <text:p>Imagens em outros filtros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4-10</text:p>
          </table:table-cell>
          <table:table-cell office:value-type="string">
            <text:p>Feige66</text:p>
          </table:table-cell>
          <table:table-cell table:number-columns-repeated="3"/>
          <table:table-cell office:value-type="string">
            <text:p>Imagens em outros filtros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4-11</text:p>
          </table:table-cell>
          <table:table-cell office:value-type="string">
            <text:p>Feige66</text:p>
          </table:table-cell>
          <table:table-cell table:number-columns-repeated="3"/>
          <table:table-cell office:value-type="string">
            <text:p>Imagens em outros filtros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4-30</text:p>
          </table:table-cell>
          <table:table-cell office:value-type="string">
            <text:p>PG1528</text:p>
          </table:table-cell>
          <table:table-cell table:number-columns-repeated="3"/>
          <table:table-cell office:value-type="string">
            <text:p>Imagens em outros filtros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5-01</text:p>
          </table:table-cell>
          <table:table-cell office:value-type="string">
            <text:p>PG1528</text:p>
          </table:table-cell>
          <table:table-cell table:number-columns-repeated="3"/>
          <table:table-cell office:value-type="string">
            <text:p>Imagens em outros filtros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5-02</text:p>
          </table:table-cell>
          <table:table-cell office:value-type="string">
            <text:p>PG1528</text:p>
          </table:table-cell>
          <table:table-cell table:number-columns-repeated="3"/>
          <table:table-cell office:value-type="string">
            <text:p>Imagens em outros filtros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5-03</text:p>
          </table:table-cell>
          <table:table-cell office:value-type="string">
            <text:p>PG1528</text:p>
          </table:table-cell>
          <table:table-cell table:number-columns-repeated="3"/>
          <table:table-cell office:value-type="string">
            <text:p>Imagens em outros filtros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5-06</text:p>
          </table:table-cell>
          <table:table-cell office:value-type="string">
            <text:p>PG1528</text:p>
          </table:table-cell>
          <table:table-cell table:number-columns-repeated="3"/>
          <table:table-cell office:value-type="string">
            <text:p>Imagens em outros filtros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06-06</text:p>
          </table:table-cell>
          <table:table-cell office:value-type="string">
            <text:p>G152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6-07</text:p>
          </table:table-cell>
          <table:table-cell office:value-type="string">
            <text:p>G152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6-08</text:p>
          </table:table-cell>
          <table:table-cell office:value-type="string">
            <text:p>G152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6-10</text:p>
          </table:table-cell>
          <table:table-cell office:value-type="string">
            <text:p>G152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6-29</text:p>
          </table:table-cell>
          <table:table-cell office:value-type="string">
            <text:p>SA110-23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6-30</text:p>
          </table:table-cell>
          <table:table-cell office:value-type="string">
            <text:p>SA110-23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7-03</text:p>
          </table:table-cell>
          <table:table-cell office:value-type="string">
            <text:p>SA10855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7-04</text:p>
          </table:table-cell>
          <table:table-cell office:value-type="string">
            <text:p>SA108551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07-05</text:p>
          </table:table-cell>
          <table:table-cell office:value-type="string">
            <text:p>BD+284211</text:p>
          </table:table-cell>
          <table:table-cell table:number-columns-repeated="3"/>
          <table:table-cell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7-05</text:p>
          </table:table-cell>
          <table:table-cell office:value-type="string">
            <text:p>PG1528+062B</text:p>
          </table:table-cell>
          <table:table-cell table:number-columns-repeated="3"/>
          <table:table-cell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7-05</text:p>
          </table:table-cell>
          <table:table-cell office:value-type="string">
            <text:p>ROSS 530</text:p>
          </table:table-cell>
          <table:table-cell table:number-columns-repeated="3"/>
          <table:table-cell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7-07</text:p>
          </table:table-cell>
          <table:table-cell office:value-type="string">
            <text:p>BD+2 3375</text:p>
          </table:table-cell>
          <table:table-cell table:number-columns-repeated="3"/>
          <table:table-cell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07-07</text:p>
          </table:table-cell>
          <table:table-cell office:value-type="string">
            <text:p>PG1528+062B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7-08</text:p>
          </table:table-cell>
          <table:table-cell office:value-type="string">
            <text:p>PG1528+062B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07-09</text:p>
          </table:table-cell>
          <table:table-cell office:value-type="string">
            <text:p>BD+2 3375</text:p>
          </table:table-cell>
          <table:table-cell table:number-columns-repeated="3"/>
          <table:table-cell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7-09</text:p>
          </table:table-cell>
          <table:table-cell office:value-type="string">
            <text:p>BD+28 4211</text:p>
          </table:table-cell>
          <table:table-cell table:number-columns-repeated="3"/>
          <table:table-cell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07-09</text:p>
          </table:table-cell>
          <table:table-cell office:value-type="string">
            <text:p>PG1528+062B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07-26</text:p>
          </table:table-cell>
          <table:table-cell office:value-type="string">
            <text:p>BD+28 4211</text:p>
          </table:table-cell>
          <table:table-cell table:number-columns-repeated="3"/>
          <table:table-cell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07-26</text:p>
          </table:table-cell>
          <table:table-cell office:value-type="string">
            <text:p>PG1528+062B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07-27</text:p>
          </table:table-cell>
          <table:table-cell office:value-type="string">
            <text:p>BD+2 3375</text:p>
          </table:table-cell>
          <table:table-cell table:number-columns-repeated="3"/>
          <table:table-cell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07-27</text:p>
          </table:table-cell>
          <table:table-cell office:value-type="string">
            <text:p>BD+284211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07-27</text:p>
          </table:table-cell>
          <table:table-cell office:value-type="string">
            <text:p>PG1528+062B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7-31</text:p>
          </table:table-cell>
          <table:table-cell office:value-type="string">
            <text:p>BD+2 3375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7-31</text:p>
          </table:table-cell>
          <table:table-cell office:value-type="string">
            <text:p>PG1528+062B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08-01</text:p>
          </table:table-cell>
          <table:table-cell office:value-type="string">
            <text:p>BD+284211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08-01</text:p>
          </table:table-cell>
          <table:table-cell office:value-type="string">
            <text:p>PG1528+062B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8-02</text:p>
          </table:table-cell>
          <table:table-cell office:value-type="string">
            <text:p>BD+28 4211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08-02</text:p>
          </table:table-cell>
          <table:table-cell office:value-type="string">
            <text:p>PG1528+062B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08-03</text:p>
          </table:table-cell>
          <table:table-cell office:value-type="string">
            <text:p>BD+2 3375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8-03</text:p>
          </table:table-cell>
          <table:table-cell office:value-type="string">
            <text:p>BD+28 4211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08-03</text:p>
          </table:table-cell>
          <table:table-cell office:value-type="string">
            <text:p>PG1528+062B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08-04</text:p>
          </table:table-cell>
          <table:table-cell office:value-type="string">
            <text:p>BD+28 4211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08-04</text:p>
          </table:table-cell>
          <table:table-cell office:value-type="string">
            <text:p>PG1528+062B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08-06</text:p>
          </table:table-cell>
          <table:table-cell office:value-type="string">
            <text:p>BD+28 42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8-06</text:p>
          </table:table-cell>
          <table:table-cell office:value-type="string">
            <text:p>PG1528+062B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08-07</text:p>
          </table:table-cell>
          <table:table-cell office:value-type="string">
            <text:p>BD+2 337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8-07</text:p>
          </table:table-cell>
          <table:table-cell office:value-type="string">
            <text:p>PG1528+062B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08-08</text:p>
          </table:table-cell>
          <table:table-cell office:value-type="string">
            <text:p>BD+2 3375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8-08</text:p>
          </table:table-cell>
          <table:table-cell office:value-type="string">
            <text:p>BD+28 4211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8-25</text:p>
          </table:table-cell>
          <table:table-cell office:value-type="string">
            <text:p>BD+28 4211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08-26</text:p>
          </table:table-cell>
          <table:table-cell office:value-type="string">
            <text:p>BD+2 337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8-26</text:p>
          </table:table-cell>
          <table:table-cell office:value-type="string">
            <text:p>BD+28 4211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08-26</text:p>
          </table:table-cell>
          <table:table-cell office:value-type="string">
            <text:p>PG2336+004B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8-27</text:p>
          </table:table-cell>
          <table:table-cell office:value-type="string">
            <text:p>BD-115781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8-27</text:p>
          </table:table-cell>
          <table:table-cell office:value-type="string">
            <text:p>BD+2 3375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8-27</text:p>
          </table:table-cell>
          <table:table-cell office:value-type="string">
            <text:p>BD+28 4211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8-27</text:p>
          </table:table-cell>
          <table:table-cell office:value-type="string">
            <text:p>PG2336+004B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08-27</text:p>
          </table:table-cell>
          <table:table-cell office:value-type="string">
            <text:p>SA113466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08-28</text:p>
          </table:table-cell>
          <table:table-cell office:value-type="string">
            <text:p>BD+2 3375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08-29</text:p>
          </table:table-cell>
          <table:table-cell office:value-type="string">
            <text:p>BD-11578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8-29</text:p>
          </table:table-cell>
          <table:table-cell office:value-type="string">
            <text:p>SA11346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8-30</text:p>
          </table:table-cell>
          <table:table-cell office:value-type="string">
            <text:p>SA113466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08-31</text:p>
          </table:table-cell>
          <table:table-cell office:value-type="string">
            <text:p>BD+17 4708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08-31</text:p>
          </table:table-cell>
          <table:table-cell office:value-type="string">
            <text:p>SA113466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09-01</text:p>
          </table:table-cell>
          <table:table-cell office:value-type="string">
            <text:p>BD+17 4708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09-01</text:p>
          </table:table-cell>
          <table:table-cell office:value-type="string">
            <text:p>SA113466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09-02</text:p>
          </table:table-cell>
          <table:table-cell office:value-type="string">
            <text:p>BD-11578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9-02</text:p>
          </table:table-cell>
          <table:table-cell office:value-type="string">
            <text:p>F1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9-02</text:p>
          </table:table-cell>
          <table:table-cell office:value-type="string">
            <text:p>GD246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09-02</text:p>
          </table:table-cell>
          <table:table-cell office:value-type="string">
            <text:p>P2016J1A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9-02</text:p>
          </table:table-cell>
          <table:table-cell office:value-type="string">
            <text:p>SA113466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09-03</text:p>
          </table:table-cell>
          <table:table-cell office:value-type="string">
            <text:p>P2016G1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9-03</text:p>
          </table:table-cell>
          <table:table-cell office:value-type="string">
            <text:p>P2016J1A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9-04</text:p>
          </table:table-cell>
          <table:table-cell office:value-type="string">
            <text:p>SA113466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9-04</text:p>
          </table:table-cell>
          <table:table-cell office:value-type="string">
            <text:p>BD-115781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9-04</text:p>
          </table:table-cell>
          <table:table-cell office:value-type="string">
            <text:p>GD246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9-04</text:p>
          </table:table-cell>
          <table:table-cell office:value-type="string">
            <text:p>SA113466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9-05</text:p>
          </table:table-cell>
          <table:table-cell office:value-type="string">
            <text:p>GD246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09-05</text:p>
          </table:table-cell>
          <table:table-cell office:value-type="string">
            <text:p>S510923</text:p>
          </table:table-cell>
          <table:table-cell table:number-columns-repeated="3"/>
          <table:table-cell office:value-type="string">
            <text:p>Sem filtro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09-05</text:p>
          </table:table-cell>
          <table:table-cell office:value-type="string">
            <text:p>SA113466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09-05</text:p>
          </table:table-cell>
          <table:table-cell office:value-type="string">
            <text:p>SA95236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09-06</text:p>
          </table:table-cell>
          <table:table-cell office:value-type="string">
            <text:p>SA952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9-07</text:p>
          </table:table-cell>
          <table:table-cell office:value-type="string">
            <text:p>GD24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9-07</text:p>
          </table:table-cell>
          <table:table-cell office:value-type="string">
            <text:p>SA11346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9-08</text:p>
          </table:table-cell>
          <table:table-cell office:value-type="string">
            <text:p>SA11346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9-08</text:p>
          </table:table-cell>
          <table:table-cell office:value-type="string">
            <text:p>GD24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9-23</text:p>
          </table:table-cell>
          <table:table-cell office:value-type="string">
            <text:p>PG2349+00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9-24</text:p>
          </table:table-cell>
          <table:table-cell office:value-type="string">
            <text:p>PG2349+00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9-25</text:p>
          </table:table-cell>
          <table:table-cell office:value-type="string">
            <text:p>G26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9-25</text:p>
          </table:table-cell>
          <table:table-cell office:value-type="string">
            <text:p>PG2349+00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9-26</text:p>
          </table:table-cell>
          <table:table-cell office:value-type="string">
            <text:p>PG2349+00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9-27</text:p>
          </table:table-cell>
          <table:table-cell office:value-type="string">
            <text:p>PG2336+004B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9-27</text:p>
          </table:table-cell>
          <table:table-cell office:value-type="string">
            <text:p>PG2349+00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9-28</text:p>
          </table:table-cell>
          <table:table-cell office:value-type="string">
            <text:p>PG2349+00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09-29</text:p>
          </table:table-cell>
          <table:table-cell office:value-type="string">
            <text:p>PG2349+002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09-30</text:p>
          </table:table-cell>
          <table:table-cell office:value-type="string">
            <text:p>PG2349+002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10-01</text:p>
          </table:table-cell>
          <table:table-cell office:value-type="string">
            <text:p>PG2349+00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10-02</text:p>
          </table:table-cell>
          <table:table-cell office:value-type="string">
            <text:p>G267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10-02</text:p>
          </table:table-cell>
          <table:table-cell office:value-type="string">
            <text:p>P2015F1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10-02</text:p>
          </table:table-cell>
          <table:table-cell office:value-type="string">
            <text:p>PG2349+002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10-03</text:p>
          </table:table-cell>
          <table:table-cell office:value-type="string">
            <text:p>PG2349+00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10-04</text:p>
          </table:table-cell>
          <table:table-cell office:value-type="string">
            <text:p>PG2349+002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10-05</text:p>
          </table:table-cell>
          <table:table-cell office:value-type="string">
            <text:p>PG2349+002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2016-10-07</text:p>
          </table:table-cell>
          <table:table-cell office:value-type="string">
            <text:p>PG2349+002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10-07</text:p>
          </table:table-cell>
          <table:table-cell office:value-type="string">
            <text:p>SA114176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10-23</text:p>
          </table:table-cell>
          <table:table-cell office:value-type="string">
            <text:p>G333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10-24</text:p>
          </table:table-cell>
          <table:table-cell office:value-type="string">
            <text:p>SA9424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10-25</text:p>
          </table:table-cell>
          <table:table-cell office:value-type="string">
            <text:p>G33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10-26</text:p>
          </table:table-cell>
          <table:table-cell office:value-type="string">
            <text:p>G33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10-27</text:p>
          </table:table-cell>
          <table:table-cell office:value-type="string">
            <text:p>G333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10-28</text:p>
          </table:table-cell>
          <table:table-cell office:value-type="string">
            <text:p>G333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11-21</text:p>
          </table:table-cell>
          <table:table-cell office:value-type="string">
            <text:p>G333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11-23</text:p>
          </table:table-cell>
          <table:table-cell office:value-type="string">
            <text:p>G333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11-24</text:p>
          </table:table-cell>
          <table:table-cell office:value-type="string">
            <text:p>SA96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11-25</text:p>
          </table:table-cell>
          <table:table-cell office:value-type="string">
            <text:p>SA96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11-26</text:p>
          </table:table-cell>
          <table:table-cell office:value-type="string">
            <text:p>SA96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11-28</text:p>
          </table:table-cell>
          <table:table-cell office:value-type="string">
            <text:p>SA96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6-11-29</text:p>
          </table:table-cell>
          <table:table-cell office:value-type="string">
            <text:p>SA9636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12-01</text:p>
          </table:table-cell>
          <table:table-cell office:value-type="string">
            <text:p>SA9636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6-12-02</text:p>
          </table:table-cell>
          <table:table-cell office:value-type="string">
            <text:p>SA9636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12-03</text:p>
          </table:table-cell>
          <table:table-cell office:value-type="string">
            <text:p>SA9636</text:p>
          </table:table-cell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6" office:value-type="string">
            <text:p>2016-12-04</text:p>
          </table:table-cell>
          <table:table-cell office:value-type="string">
            <text:p>SA9636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6-12-05</text:p>
          </table:table-cell>
          <table:table-cell office:value-type="string">
            <text:p>SA9636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6-12-06</text:p>
          </table:table-cell>
          <table:table-cell office:value-type="string">
            <text:p>SA9636</text:p>
          </table:table-cell>
          <table:table-cell table:number-columns-repeated="1022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6" office:value-type="string">
            <text:p>2017-01-22</text:p>
          </table:table-cell>
          <table:table-cell office:value-type="string">
            <text:p>PG0918+029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7-01-23</text:p>
          </table:table-cell>
          <table:table-cell office:value-type="string">
            <text:p>PG0918+029D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7-01-24</text:p>
          </table:table-cell>
          <table:table-cell office:value-type="string">
            <text:p>G1050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7-01-24</text:p>
          </table:table-cell>
          <table:table-cell office:value-type="string">
            <text:p>PG0918+029D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7-01-25</text:p>
          </table:table-cell>
          <table:table-cell office:value-type="string">
            <text:p>PG0918+029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7-01-26</text:p>
          </table:table-cell>
          <table:table-cell office:value-type="string">
            <text:p>PG0918+029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7-01-27</text:p>
          </table:table-cell>
          <table:table-cell office:value-type="string">
            <text:p>PG0918+029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7-01-29</text:p>
          </table:table-cell>
          <table:table-cell office:value-type="string">
            <text:p>PG0918+029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7-02-03</text:p>
          </table:table-cell>
          <table:table-cell office:value-type="string">
            <text:p>PG0918+029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7-02-04</text:p>
          </table:table-cell>
          <table:table-cell office:value-type="string">
            <text:p>PG0918+029D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7-02-19</text:p>
          </table:table-cell>
          <table:table-cell office:value-type="string">
            <text:p>G1050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7-02-21</text:p>
          </table:table-cell>
          <table:table-cell office:value-type="string">
            <text:p>G1050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7-02-23</text:p>
          </table:table-cell>
          <table:table-cell office:value-type="string">
            <text:p>G1243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7-02-25</text:p>
          </table:table-cell>
          <table:table-cell office:value-type="string">
            <text:p>G1050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7-03-01</text:p>
          </table:table-cell>
          <table:table-cell office:value-type="string">
            <text:p>G105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7-03-02</text:p>
          </table:table-cell>
          <table:table-cell office:value-type="string">
            <text:p>G105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7-03-05</text:p>
          </table:table-cell>
          <table:table-cell office:value-type="string">
            <text:p>G1050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7-04-03</text:p>
          </table:table-cell>
          <table:table-cell office:value-type="string">
            <text:p>HD326823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7-04-03</text:p>
          </table:table-cell>
          <table:table-cell office:value-type="string">
            <text:p>HD87643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7-04-03</text:p>
          </table:table-cell>
          <table:table-cell office:value-type="string">
            <text:p>IRAS07455</text:p>
          </table:table-cell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7" office:value-type="string">
            <text:p>2017-04-03</text:p>
          </table:table-cell>
          <table:table-cell office:value-type="string">
            <text:p>MWC952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7-04-19</text:p>
          </table:table-cell>
          <table:table-cell office:value-type="string">
            <text:p>G15341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7-04-25</text:p>
          </table:table-cell>
          <table:table-cell office:value-type="string">
            <text:p>G15341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7-04-27</text:p>
          </table:table-cell>
          <table:table-cell office:value-type="string">
            <text:p>G15341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7-04-27</text:p>
          </table:table-cell>
          <table:table-cell office:value-type="string">
            <text:p>PG1633099C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7-04-28</text:p>
          </table:table-cell>
          <table:table-cell office:value-type="string">
            <text:p>G15341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7-07-24</text:p>
          </table:table-cell>
          <table:table-cell office:value-type="string">
            <text:p>G267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7-07-26</text:p>
          </table:table-cell>
          <table:table-cell office:value-type="string">
            <text:p>G26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7-08-22</text:p>
          </table:table-cell>
          <table:table-cell office:value-type="string">
            <text:p>G26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7-09-14</text:p>
          </table:table-cell>
          <table:table-cell office:value-type="string">
            <text:p>G156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7-09-19</text:p>
          </table:table-cell>
          <table:table-cell office:value-type="string">
            <text:p>G156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7-09-19</text:p>
          </table:table-cell>
          <table:table-cell office:value-type="string">
            <text:p>PG0039+049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7-09-22</text:p>
          </table:table-cell>
          <table:table-cell office:value-type="string">
            <text:p>G156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7-09-26</text:p>
          </table:table-cell>
          <table:table-cell office:value-type="string">
            <text:p>G156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7-09-27</text:p>
          </table:table-cell>
          <table:table-cell office:value-type="string">
            <text:p>G156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7-10-25</text:p>
          </table:table-cell>
          <table:table-cell office:value-type="string">
            <text:p>PG2213-00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7-11-16</text:p>
          </table:table-cell>
          <table:table-cell office:value-type="string">
            <text:p>GD5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7-11-18</text:p>
          </table:table-cell>
          <table:table-cell office:value-type="string">
            <text:p>GD5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7-11-22</text:p>
          </table:table-cell>
          <table:table-cell office:value-type="string">
            <text:p>PG2349+002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7-11-25</text:p>
          </table:table-cell>
          <table:table-cell office:value-type="string">
            <text:p>HD49330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6" office:value-type="string">
            <text:p>2018-02-11</text:p>
          </table:table-cell>
          <table:table-cell office:value-type="string">
            <text:p>SA97224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8-06-19</text:p>
          </table:table-cell>
          <table:table-cell office:value-type="string">
            <text:p>BD+013986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6-19</text:p>
          </table:table-cell>
          <table:table-cell office:value-type="string">
            <text:p>MWC978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8-07-05</text:p>
          </table:table-cell>
          <table:table-cell office:value-type="string">
            <text:p>AS332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8-07-05</text:p>
          </table:table-cell>
          <table:table-cell office:value-type="string">
            <text:p>V1448Aql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7-18</text:p>
          </table:table-cell>
          <table:table-cell office:value-type="string">
            <text:p>AS367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7-18</text:p>
          </table:table-cell>
          <table:table-cell office:value-type="string">
            <text:p>MWC887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7-18</text:p>
          </table:table-cell>
          <table:table-cell office:value-type="string">
            <text:p>MWC998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7-19</text:p>
          </table:table-cell>
          <table:table-cell office:value-type="string">
            <text:p>ALS14428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7-19</text:p>
          </table:table-cell>
          <table:table-cell office:value-type="string">
            <text:p>MWC379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7-19</text:p>
          </table:table-cell>
          <table:table-cell office:value-type="string">
            <text:p>MWC615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7-19</text:p>
          </table:table-cell>
          <table:table-cell office:value-type="string">
            <text:p>MWC981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8-04</text:p>
          </table:table-cell>
          <table:table-cell office:value-type="string">
            <text:p>HD174513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8-04</text:p>
          </table:table-cell>
          <table:table-cell office:value-type="string">
            <text:p>MWC379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8-04</text:p>
          </table:table-cell>
          <table:table-cell office:value-type="string">
            <text:p>MWC887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8-08-17</text:p>
          </table:table-cell>
          <table:table-cell office:value-type="string">
            <text:p>AS238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8-08-17</text:p>
          </table:table-cell>
          <table:table-cell office:value-type="string">
            <text:p>BD+31649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8-18</text:p>
          </table:table-cell>
          <table:table-cell office:value-type="string">
            <text:p>AS367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8-18</text:p>
          </table:table-cell>
          <table:table-cell office:value-type="string">
            <text:p>V9860ph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8-18</text:p>
          </table:table-cell>
          <table:table-cell office:value-type="string">
            <text:p>MWC656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9-02</text:p>
          </table:table-cell>
          <table:table-cell office:value-type="string">
            <text:p>MWC379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9-02</text:p>
          </table:table-cell>
          <table:table-cell office:value-type="string">
            <text:p>BD+40 4736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9-06</text:p>
          </table:table-cell>
          <table:table-cell office:value-type="string">
            <text:p>PG2349+002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8-09-13</text:p>
          </table:table-cell>
          <table:table-cell office:value-type="string">
            <text:p>ZR03923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8-09-15</text:p>
          </table:table-cell>
          <table:table-cell office:value-type="string">
            <text:p>BD+31649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9-15</text:p>
          </table:table-cell>
          <table:table-cell office:value-type="string">
            <text:p>MWC 494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9-15</text:p>
          </table:table-cell>
          <table:table-cell office:value-type="string">
            <text:p>MWC 656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9-15</text:p>
          </table:table-cell>
          <table:table-cell office:value-type="string">
            <text:p>Qt_ser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8-09-16</text:p>
          </table:table-cell>
          <table:table-cell office:value-type="string">
            <text:p>AS332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8-09-16</text:p>
          </table:table-cell>
          <table:table-cell office:value-type="string">
            <text:p>BD+31 649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9-16</text:p>
          </table:table-cell>
          <table:table-cell office:value-type="string">
            <text:p>MWC114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9-16</text:p>
          </table:table-cell>
          <table:table-cell office:value-type="string">
            <text:p>MWC656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09-16</text:p>
          </table:table-cell>
          <table:table-cell office:value-type="string">
            <text:p>V438 Aur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10-02</text:p>
          </table:table-cell>
          <table:table-cell office:value-type="string">
            <text:p>BD-22 4583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10-02</text:p>
          </table:table-cell>
          <table:table-cell office:value-type="string">
            <text:p>MWC116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10-02</text:p>
          </table:table-cell>
          <table:table-cell office:value-type="string">
            <text:p>MWC379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10-02</text:p>
          </table:table-cell>
          <table:table-cell office:value-type="string">
            <text:p>MWC998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10-15</text:p>
          </table:table-cell>
          <table:table-cell office:value-type="string">
            <text:p>MWC379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8-11-01</text:p>
          </table:table-cell>
          <table:table-cell office:value-type="string">
            <text:p>PG0039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8-11-03</text:p>
          </table:table-cell>
          <table:table-cell office:value-type="string">
            <text:p>PG0039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8-11-06</text:p>
          </table:table-cell>
          <table:table-cell office:value-type="string">
            <text:p>PG0039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8-11-08</text:p>
          </table:table-cell>
          <table:table-cell office:value-type="string">
            <text:p>PG0039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8-11-30</text:p>
          </table:table-cell>
          <table:table-cell office:value-type="string">
            <text:p>MWC494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11-30</text:p>
          </table:table-cell>
          <table:table-cell office:value-type="string">
            <text:p>MWC564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11-30</text:p>
          </table:table-cell>
          <table:table-cell office:value-type="string">
            <text:p>MWC757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2018-12-12</text:p>
          </table:table-cell>
          <table:table-cell office:value-type="string">
            <text:p>GD50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8-12-14</text:p>
          </table:table-cell>
          <table:table-cell office:value-type="string">
            <text:p>HIP34429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12-14</text:p>
          </table:table-cell>
          <table:table-cell office:value-type="string">
            <text:p>MWC159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12-14</text:p>
          </table:table-cell>
          <table:table-cell office:value-type="string">
            <text:p>MWC184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8-12-14</text:p>
          </table:table-cell>
          <table:table-cell office:value-type="string">
            <text:p>MWC837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>
            <text:p>2019-01-12</text:p>
          </table:table-cell>
          <table:table-cell office:value-type="string">
            <text:p>GD108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9-01-28</text:p>
          </table:table-cell>
          <table:table-cell office:value-type="string">
            <text:p>HIP41296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9-01-28</text:p>
          </table:table-cell>
          <table:table-cell office:value-type="string">
            <text:p>HIP4162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01-31</text:p>
          </table:table-cell>
          <table:table-cell office:value-type="string">
            <text:p>GD10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02-03</text:p>
          </table:table-cell>
          <table:table-cell office:value-type="string">
            <text:p>GD10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02-10</text:p>
          </table:table-cell>
          <table:table-cell office:value-type="string">
            <text:p>GD108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9-02-11</text:p>
          </table:table-cell>
          <table:table-cell office:value-type="string">
            <text:p>HD121195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9-02-11</text:p>
          </table:table-cell>
          <table:table-cell office:value-type="string">
            <text:p>HD45871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9-02-11</text:p>
          </table:table-cell>
          <table:table-cell office:value-type="string">
            <text:p>HD783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02-28</text:p>
          </table:table-cell>
          <table:table-cell office:value-type="string">
            <text:p>GD10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03-01</text:p>
          </table:table-cell>
          <table:table-cell office:value-type="string">
            <text:p>GD108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9-03-05</text:p>
          </table:table-cell>
          <table:table-cell office:value-type="string">
            <text:p>GD108</text:p>
          </table:table-cell>
          <table:table-cell table:number-columns-repeated="3"/>
          <table:table-cell table:style-name="ce20" office:value-type="string">
            <text:p>Nao tem dados em ALT nem no R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9-03-09</text:p>
          </table:table-cell>
          <table:table-cell office:value-type="string">
            <text:p>GD108</text:p>
          </table:table-cell>
          <table:table-cell table:number-columns-repeated="3"/>
          <table:table-cell office:value-type="string">
            <text:p>Nao tem dados no R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9-04-27</text:p>
          </table:table-cell>
          <table:table-cell office:value-type="string">
            <text:p>GD1635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04-27</text:p>
          </table:table-cell>
          <table:table-cell office:value-type="string">
            <text:p>PG1407-0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04-29</text:p>
          </table:table-cell>
          <table:table-cell office:value-type="string">
            <text:p>PG1407-0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05-02</text:p>
          </table:table-cell>
          <table:table-cell office:value-type="string">
            <text:p>PG1407-0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05-03</text:p>
          </table:table-cell>
          <table:table-cell office:value-type="string">
            <text:p>PG1407-0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05-05</text:p>
          </table:table-cell>
          <table:table-cell office:value-type="string">
            <text:p>PG1407-0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05-28</text:p>
          </table:table-cell>
          <table:table-cell office:value-type="string">
            <text:p>PG1407-0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05-31</text:p>
          </table:table-cell>
          <table:table-cell office:value-type="string">
            <text:p>PG1407-0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06-03</text:p>
          </table:table-cell>
          <table:table-cell office:value-type="string">
            <text:p>PG1407-0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06-05</text:p>
          </table:table-cell>
          <table:table-cell office:value-type="string">
            <text:p>PG1407-0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06-06</text:p>
          </table:table-cell>
          <table:table-cell office:value-type="string">
            <text:p>SA11050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07-04</text:p>
          </table:table-cell>
          <table:table-cell office:value-type="string">
            <text:p>PG1407-0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07-07</text:p>
          </table:table-cell>
          <table:table-cell office:value-type="string">
            <text:p>PG1407-013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9-07-07</text:p>
          </table:table-cell>
          <table:table-cell office:value-type="string">
            <text:p>Star_Hilt733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9-07-31</text:p>
          </table:table-cell>
          <table:table-cell office:value-type="float" office:value="110229">
            <text:p>110229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9-07-31</text:p>
          </table:table-cell>
          <table:table-cell office:value-type="string">
            <text:p>SA10971</text:p>
          </table:table-cell>
          <table:table-cell table:number-columns-repeated="3"/>
          <table:table-cell office:value-type="string">
            <text:p>Imagens em outros filtros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9-08-02</text:p>
          </table:table-cell>
          <table:table-cell office:value-type="float" office:value="110229">
            <text:p>110229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9-08-28</text:p>
          </table:table-cell>
          <table:table-cell office:value-type="float" office:value="110229">
            <text:p>110229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9-09-02</text:p>
          </table:table-cell>
          <table:table-cell office:value-type="string">
            <text:p>BD+210607</text:p>
          </table:table-cell>
          <table:table-cell table:number-columns-repeated="3"/>
          <table:table-cell office:value-type="string">
            <text:p>Imagens em outros filtros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9-09-03</text:p>
          </table:table-cell>
          <table:table-cell office:value-type="string">
            <text:p>SA109537</text:p>
          </table:table-cell>
          <table:table-cell table:number-columns-repeated="3"/>
          <table:table-cell office:value-type="string">
            <text:p>Imagens em outros filtros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9-09-22</text:p>
          </table:table-cell>
          <table:table-cell office:value-type="string">
            <text:p>BD+21 0607</text:p>
          </table:table-cell>
          <table:table-cell table:number-columns-repeated="3"/>
          <table:table-cell office:value-type="string">
            <text:p>Imagens em outros filtros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9-09-22</text:p>
          </table:table-cell>
          <table:table-cell office:value-type="string">
            <text:p>PG2349+00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10-25</text:p>
          </table:table-cell>
          <table:table-cell office:value-type="string">
            <text:p>PG2349+00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10-27</text:p>
          </table:table-cell>
          <table:table-cell office:value-type="string">
            <text:p>PG2349+002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9-10-29</text:p>
          </table:table-cell>
          <table:table-cell office:value-type="string">
            <text:p>Hilt 566</text:p>
          </table:table-cell>
          <table:table-cell table:number-columns-repeated="3"/>
          <table:table-cell office:value-type="string">
            <text:p>Imagens em outros filtros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9-10-30</text:p>
          </table:table-cell>
          <table:table-cell office:value-type="string">
            <text:p>Hilt 56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10-30</text:p>
          </table:table-cell>
          <table:table-cell office:value-type="string">
            <text:p>PG2349+002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9-10-31</text:p>
          </table:table-cell>
          <table:table-cell office:value-type="string">
            <text:p>Hilt 566</text:p>
          </table:table-cell>
          <table:table-cell table:number-columns-repeated="3"/>
          <table:table-cell office:value-type="string">
            <text:p>Imagens em outros filtros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9-11-04</text:p>
          </table:table-cell>
          <table:table-cell office:value-type="string">
            <text:p>PG2349+002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9-11-19</text:p>
          </table:table-cell>
          <table:table-cell office:value-type="string">
            <text:p>SA68</text:p>
          </table:table-cell>
          <table:table-cell table:number-columns-repeated="3"/>
          <table:table-cell table:style-name="ce20" office:value-type="string">
            <text:p>Nao tem dados em ALT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019-11-23</text:p>
          </table:table-cell>
          <table:table-cell office:value-type="string">
            <text:p>PG2349+00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11-27</text:p>
          </table:table-cell>
          <table:table-cell office:value-type="string">
            <text:p>GD7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11-28</text:p>
          </table:table-cell>
          <table:table-cell office:value-type="string">
            <text:p>SA9673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12-02</text:p>
          </table:table-cell>
          <table:table-cell office:value-type="string">
            <text:p>SA952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12-03</text:p>
          </table:table-cell>
          <table:table-cell office:value-type="string">
            <text:p>SA952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2019-12-18</text:p>
          </table:table-cell>
          <table:table-cell office:value-type="string">
            <text:p>SA95236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2019-12-20</text:p>
          </table:table-cell>
          <table:table-cell office:value-type="string">
            <text:p>SA95236</text:p>
          </table:table-cell>
          <table:table-cell table:number-columns-repeated="3"/>
          <table:table-cell office:value-type="string">
            <text:p>Imagens em outros filtros</text:p>
          </table:table-cell>
          <table:table-cell table:number-columns-repeated="1018"/>
        </table:table-row>
        <table:table-row table:style-name="ro1">
          <table:table-cell table:style-name="ce11" office:value-type="string">
            <text:p>2019-12-21</text:p>
          </table:table-cell>
          <table:table-cell table:style-name="ce15" office:value-type="string">
            <text:p>SA95236</text:p>
          </table:table-cell>
          <table:table-cell table:style-name="ce15" table:number-columns-repeated="3"/>
          <table:table-cell table:style-name="ce21"/>
          <table:table-cell table:number-columns-repeated="1018"/>
        </table:table-row>
        <table:table-row table:style-name="ro1" table:number-rows-repeated="10482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pt" number:country="BR">
      <number:day/>
      <number:text>/</number:text>
      <number:month/>
      <number:text>/</number:text>
      <number:year number:style="long"/>
    </number:date-style>
    <number:date-style style:name="N8113" number:language="pt" number:country="BR">
      <number:day/>
      <number:text>/</number:text>
      <number:month number:textual="true"/>
      <number:text>/</number:text>
      <number:year/>
    </number:date-style>
    <number:date-style style:name="N8114" number:language="pt" number:country="BR">
      <number:day/>
      <number:text>/</number:text>
      <number:month number:textual="true"/>
    </number:date-style>
    <number:date-style style:name="N8115" number:language="pt" number:country="BR">
      <number:month number:textual="true"/>
      <number:text>/</number:text>
      <number:year/>
    </number:date-style>
    <number:time-style style:name="N8116" number:language="pt" number:country="BR">
      <number:hours/>
      <number:text>:</number:text>
      <number:minutes number:style="long"/>
      <number:text> </number:text>
      <number:am-pm/>
    </number:time-style>
    <number:time-style style:name="N8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20P0" style:volatile="true" number:language="pt" number:country="BR">
      <number:number number:decimal-places="0" number:min-integer-digits="1" number:grouping="true"/>
      <number:text> </number:text>
    </number:number-style>
    <number:number-style style:name="N8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number number:decimal-places="0" number:min-integer-digits="1" number:grouping="true"/>
      <number:text> </number:text>
    </number:number-style>
    <number:number-style style:name="N8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1P0"/>
    </number:number-style>
    <number:number-style style:name="N8123P0" style:volatile="true" number:language="pt" number:country="BR">
      <number:number number:decimal-places="2" number:min-integer-digits="1" number:grouping="true"/>
      <number:text> </number:text>
    </number:number-style>
    <number:number-style style:name="N8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pt" number:country="BR">
      <number:number number:decimal-places="2" number:min-integer-digits="1" number:grouping="true"/>
      <number:text> </number:text>
    </number:number-style>
    <number:number-style style:name="N8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4P0"/>
    </number:number-style>
    <number:number-style style:name="N8127P0" style:volatile="true" number:language="pt" number:country="BR">
      <number:number number:decimal-places="0" number:min-integer-digits="1" number:grouping="true"/>
      <number:text> </number:text>
    </number:number-style>
    <number:number-style style:name="N8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7P2" style:volatile="true" number:language="pt" number:country="BR">
      <number:text> - </number:text>
    </number:number-style>
    <number:text-style style:name="N8127" number:language="pt" number:country="B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31P2" style:volatile="true" number:language="pt" number:country="BR">
      <number:text> R$ - </number:text>
    </number:number-style>
    <number:text-style style:name="N8131" number:language="pt" number:country="B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4P0" style:volatile="true" number:language="pt" number:country="BR">
      <number:number number:decimal-places="2" number:min-integer-digits="1" number:grouping="true"/>
      <number:text> </number:text>
    </number:number-style>
    <number:number-style style:name="N8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34" number:language="pt" number:country="B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38" number:language="pt" number:country="B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pt" number:country="BR">
      <number:minutes number:style="long"/>
      <number:text>:</number:text>
      <number:seconds number:style="long"/>
    </number:time-style>
    <number:time-style style:name="N8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pt" number:country="BR">
      <number:minutes number:style="long"/>
      <number:text>:</number:text>
      <number:seconds number:style="long" number:decimal-places="1"/>
    </number:time-style>
    <number:number-style style:name="N8142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4">24/09/2024</text:date>, <text:time>10:2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24T10:21:15</dc:date>
    <dc:creator>Eduardo </dc:creator>
    <meta:generator>OpenOffice/4.1.1$Unix OpenOffice.org_project/411m6$Build-9775</meta:generator>
    <meta:editing-duration>P6DT6H16M40S</meta:editing-duration>
    <meta:editing-cycles>84</meta:editing-cycles>
    <meta:document-statistic meta:table-count="1" meta:cell-count="812" meta:object-count="0"/>
  </office:meta>
</office:document-meta>
</file>